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27c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ções Nutricionais Qtde.por porção* %VD**</text:p>
      <text:p text:style-name="Standard">Valor energético 136kcal=571kj T%</text:p>
      <text:p text:style-name="Standard">Carboidratos 199 6%</text:p>
      <text:p text:style-name="Standard">Proteínas 3,59 5%</text:p>
      <text:p text:style-name="Standard">Gorduras totais 5,39 10%</text:p>
      <text:p text:style-name="Standard">Gorduras saturadas 240 Ti%</text:p>
      <text:p text:style-name="Standard">Gorduras Trans zero q ”</text:p>
      <text:p text:style-name="Standard">Gorduras Monoinsaturadas 209 “e</text:p>
      <text:p text:style-name="Standard">Gorduras Polinsaturadas 0,69 “e</text:p>
      <text:p text:style-name="Standard">Colesterol zero mg 0%</text:p>
      <text:p text:style-name="Standard">Fibra alimentar 0,89 3%</text:p>
      <text:p text:style-name="Standard">Sódio 210 mg Gp</text:p>
      <text:p text:style-name="Standard">* spValores Diários com base em uma dieta de 2.000 kcal ou 8400 kj. Seus valores diários podem ser</text:p>
      <text:p text:style-name="Standard">maiores ou menores dependendo de suas necessidades energéticas.</text:p>
      <text:p text:style-name="Standard">** (36)VD não estabelecido.</text:p>
      <text:p text:style-name="Standard"/>
      <text:p text:style-name="Standard">Execution Time: 3.446640729904175</text:p>
      <text:p text:style-name="Standard">---------------------------------------- <text:span text:style-name="T1">2</text:span></text:p>
      <text:p text:style-name="Standard">Quantidade por porção</text:p>
      <text:p text:style-name="Standard">Porção de 30 g (1 fatia)</text:p>
      <text:p text:style-name="Standard">Valor Energético</text:p>
      <text:p text:style-name="Standard">Carboidratos</text:p>
      <text:p text:style-name="Standard">Proteínas</text:p>
      <text:p text:style-name="Standard">Gorduras Totais</text:p>
      <text:p text:style-name="Standard">Gorduras Saturadas</text:p>
      <text:p text:style-name="Standard">Gorduras Trans</text:p>
      <text:p text:style-name="Standard">Fibra Alimentar</text:p>
      <text:p text:style-name="Standard">Sódio</text:p>
      <text:p text:style-name="Standard">Cálcio</text:p>
      <text:p text:style-name="Standard">101 kcal = 423kj</text:p>
      <text:p text:style-name="Standard">0,49</text:p>
      <text:p text:style-name="Standard">Tlg</text:p>
      <text:p text:style-name="Standard">T,9g</text:p>
      <text:p text:style-name="Standard">5,09</text:p>
      <text:p text:style-name="Standard">0,39</text:p>
      <text:p text:style-name="Standard">0</text:p>
      <text:p text:style-name="Standard">263 mg</text:p>
      <text:p text:style-name="Standard">228 mg</text:p>
      <text:p text:style-name="Standard">AND (*)</text:p>
      <text:p text:style-name="Standard">14</text:p>
      <text:p text:style-name="Standard">23</text:p>
      <text:p text:style-name="Standard">**</text:p>
      <text:p text:style-name="Standard">0</text:p>
      <text:p text:style-name="Standard">11</text:p>
      <text:p text:style-name="Standard">23</text:p>
      <text:p text:style-name="Standard">* % Valores Diários de Referência com base em uma dieta de 2.000 kcal ou 8.400 kJ.</text:p>
      <text:p text:style-name="Standard">Seus valores diários podem ser maiores ou menores dependendo de suas</text:p>
      <text:p text:style-name="Standard">necessidades energéticas.</text:p>
      <text:p text:style-name="Standard">** VD não estabelecido.</text:p>
      <text:p text:style-name="Standard"/>
      <text:p text:style-name="Standard">Execution Time: 2.9880690574645996</text:p>
      <text:p text:style-name="Standard"><text:soft-page-break/>---------------------------------------- <text:span text:style-name="T1">3</text:span></text:p>
      <text:p text:style-name="Standard">Informações Nutricionais Qtde.por porção* %VD**</text:p>
      <text:p text:style-name="Standard">Valor energético 147kcal=605k] T%</text:p>
      <text:p text:style-name="Standard">Carboidratos 199 6%</text:p>
      <text:p text:style-name="Standard">Proteínas 209 3%</text:p>
      <text:p text:style-name="Standard">Gorduras totais 729 13%</text:p>
      <text:p text:style-name="Standard">Gorduras saturadas 379 17%</text:p>
      <text:p text:style-name="Standard">Gorduras trans zero q “e</text:p>
      <text:p text:style-name="Standard">Gorduras Monoinsaturadas 219 a</text:p>
      <text:p text:style-name="Standard">Gorduras Polinsaturadas 0,59 “e</text:p>
      <text:p text:style-name="Standard">Colesterol zero mg 0%</text:p>
      <text:p text:style-name="Standard">Fibra alimentar 119 4%</text:p>
      <text:p text:style-name="Standard">Sódio 90 mg “4%</text:p>
      <text:p text:style-name="Standard">* soValores Diários com base em uma dieta de 2.000 kcal ou 8400 kJ. Seus valores diários podem ser</text:p>
      <text:p text:style-name="Standard">maiores ou menores dependendo de suas necessidades energéticas.</text:p>
      <text:p text:style-name="Standard">** (36)VD não estabelecido.</text:p>
      <text:p text:style-name="Standard"/>
      <text:p text:style-name="Standard">Execution Time: 2.9931883811950684</text:p>
      <text:p text:style-name="Standard">---------------------------------------- <text:span text:style-name="T1">4</text:span></text:p>
      <text:p text:style-name="Standard">INFORMAÇÃO NUTRICIONAL: Porção de 40 g (1 unidade)</text:p>
      <text:p text:style-name="Standard">QUANTIDADE POR PORÇÃO % VD (8)</text:p>
      <text:p text:style-name="Standard">Valor energético 97 kcal = 407 kJ 6</text:p>
      <text:p text:style-name="Standard">Carboidratos 199 7</text:p>
      <text:p text:style-name="Standard">Proteínas 259 3</text:p>
      <text:p text:style-name="Standard">Gorduras totais 11g 5</text:p>
      <text:p text:style-name="Standard">Gorduras saturadas 0g 5</text:p>
      <text:p text:style-name="Standard">Gorduras trans Og ae</text:p>
      <text:p text:style-name="Standard">Gorduras monoinsaturadas 069 a</text:p>
      <text:p text:style-name="Standard">Gorduras poli-insaturadas 0,59 a</text:p>
      <text:p text:style-name="Standard">Colesterol Omg o</text:p>
      <text:p text:style-name="Standard">Fibra alimentar 359 14</text:p>
      <text:p text:style-name="Standard">Sódio 183 mg 8</text:p>
      <text:p text:style-name="Standard">*% Valores Diários com base em uma dieta de 2.000 kcal ou 8.400 kJ.</text:p>
      <text:p text:style-name="Standard">Seus valores diários podem ser maiores ou menores dependendo de</text:p>
      <text:p text:style-name="Standard">suas necessidades energéticas. ** VD não estabelecido.</text:p>
      <text:p text:style-name="Standard"/>
      <text:p text:style-name="Standard">Execution Time: 3.0576083660125732</text:p>
      <text:p text:style-name="Standard">---------------------------------------- <text:span text:style-name="T1">5</text:span></text:p>
      <text:p text:style-name="Standard">INFORMAÇÃO NUTRICIONAL</text:p>
      <text:p text:style-name="Standard">Porção 66g (7 unidades)***</text:p>
      <text:p text:style-name="Standard">Quantidade por porção ER]</text:p>
      <text:p text:style-name="Standard">NETO a RO] | EMEA! Th</text:p>
      <text:p text:style-name="Standard">RE RM LP</text:p>
      <text:p text:style-name="Standard">Tu ipa 20g =</text:p>
      <text:p text:style-name="Standard">ia iR E ER: 7</text:p>
      <text:p text:style-name="Standard">CRS RES Lj a</text:p>
      <text:p text:style-name="Standard">RR RS LILLE ER [o</text:p>
      <text:p text:style-name="Standard">RE RR ETR TT um</text:p>
      <text:p text:style-name="Standard">ELLIS ER] [1]</text:p>
      <text:p text:style-name="Standard">Sódio 219mg E)</text:p>
      <text:p text:style-name="Standard"/>
      <text:p text:style-name="Standard"><text:soft-page-break/>Execution Time: 3.019456624984741</text:p>
      <text:p text:style-name="Standard">---------------------------------------- <text:span text:style-name="T1">6</text:span></text:p>
      <text:p text:style-name="Standard">PORÇÃO DE 37G (4 COLHERES DE SOPA)</text:p>
      <text:p text:style-name="Standard">QUANTIDADE POR PORÇÃO %v DC)</text:p>
      <text:p text:style-name="Standard">Valor energético 145 kcal = 609 kJ 7</text:p>
      <text:p text:style-name="Standard">Carboidratos 31g 10</text:p>
      <text:p text:style-name="Standard">Proteínas 159 2</text:p>
      <text:p text:style-name="Standard">Gorduras totais 1,79 3</text:p>
      <text:p text:style-name="Standard">Gorduras saturadas 0,99 4</text:p>
      <text:p text:style-name="Standard">Gorduras trans o -</text:p>
      <text:p text:style-name="Standard">Fibra alimentar 0,69 2</text:p>
      <text:p text:style-name="Standard">Sódio 148mg 6</text:p>
      <text:p text:style-name="Standard">(1 % Valores Diários de Referência com base em uma dieta de 2.000 kcal ou 8400 kJ. Seus valores diários</text:p>
      <text:p text:style-name="Standard">podem ser maiores ou menores dependendo de suas necessidades energéticas.</text:p>
      <text:p text:style-name="Standard">(”) Valores Diários de Referência não estabelecidos.</text:p>
      <text:p text:style-name="Standard"/>
      <text:p text:style-name="Standard">Execution Time: 3.359797954559326</text:p>
      <text:p text:style-name="Standard">---------------------------------------- <text:span text:style-name="T1">7</text:span></text:p>
      <text:p text:style-name="Standard">INFORMAÇÃO NUTRICIONAL: Porção de 40 g (1 unidade)</text:p>
      <text:p text:style-name="Standard">QUANTIDADE POR PORÇÃO % VD (8)</text:p>
      <text:p text:style-name="Standard">Valor energético 118 kcal = 496 kJ 6</text:p>
      <text:p text:style-name="Standard">Carboidratos 20g 7</text:p>
      <text:p text:style-name="Standard">Proteínas 269 3</text:p>
      <text:p text:style-name="Standard">Gorduras totais 299 5</text:p>
      <text:p text:style-name="Standard">Gorduras saturadas 14g 6</text:p>
      <text:p text:style-name="Standard">Gorduras trans 0g ++</text:p>
      <text:p text:style-name="Standard">Fibra alimentar 0,6g 2</text:p>
      <text:p text:style-name="Standard">Sódio 207 mg 9</text:p>
      <text:p text:style-name="Standard">*% Valores Diários com base em uma dieta de 2.000 kcal ou 8.400 kJ.</text:p>
      <text:p text:style-name="Standard">Seus valores diários podem ser maiores ou menores dependendo de</text:p>
      <text:p text:style-name="Standard">suas necessidades energéticas. ** VD não estabelecido.</text:p>
      <text:p text:style-name="Standard"/>
      <text:p text:style-name="Standard">Execution Time: 3.4074244499206543</text:p>
      <text:p text:style-name="Standard">---------------------------------------- <text:span text:style-name="T1">8</text:span></text:p>
      <text:p text:style-name="Standard">PORÇÃO DE 22 G (1 UNIDADE)</text:p>
      <text:p text:style-name="Standard">QUANTIDADE POR PORÇÃO %VDC)</text:p>
      <text:p text:style-name="Standard">Valor energético 11Okcal = 462 kJ 6</text:p>
      <text:p text:style-name="Standard">Carboidratos 129</text:p>
      <text:p text:style-name="Standard">Proteínas 349</text:p>
      <text:p text:style-name="Standard">Gorduras totais 549 10</text:p>
      <text:p text:style-name="Standard">Gorduras saturadas 119 5</text:p>
      <text:p text:style-name="Standard">Gorduras trans o [dd]</text:p>
      <text:p text:style-name="Standard">Fibra alimentar 109 4</text:p>
      <text:p text:style-name="Standard">Sódio 23 mg 1</text:p>
      <text:p text:style-name="Standard">(1 % Valores Diários de Referência com base em uma dieta de 2.000 kcal ou 8400 kJ. Seus valores diários</text:p>
      <text:p text:style-name="Standard">podem ser maiores ou menores dependendo de suas necessidades energéticas.</text:p>
      <text:p text:style-name="Standard">(9) Valores Diários de Referência não estabelecidos.</text:p>
      <text:p text:style-name="Standard"/>
      <text:p text:style-name="Standard">Execution Time: 3.372760057449341</text:p>
      <text:p text:style-name="Standard">---------------------------------------- <text:span text:style-name="T1">9 </text:span></text:p>
      <text:p text:style-name="Standard"><text:soft-page-break/>Informação/Información Nutricional</text:p>
      <text:p text:style-name="Standard">Porção/Porción 30g (1 bombom/bombón)</text:p>
      <text:p text:style-name="Standard">Quantidade por porção/Cantidad por porción %VD(*)</text:p>
      <text:p text:style-name="Standard">Valor energético/Valor calorico 130kcal=546kJ 6</text:p>
      <text:p text:style-name="Standard">Carboidratos/Carbohidrato 239 8</text:p>
      <text:p text:style-name="Standard">Lactose/Lactosa 0,59 *</text:p>
      <text:p text:style-name="Standard">Galactose/Galactosa 0,0g Re</text:p>
      <text:p text:style-name="Standard">Gorduras totais/Grasa total 4,0g 7</text:p>
      <text:p text:style-name="Standard">Gorduras saturadas/Grasa saturada 2,89 13</text:p>
      <text:p text:style-name="Standard">Gorduras trans/Grasa trans 0,5g Rs</text:p>
      <text:p text:style-name="Standard">Sódio/Sodio 21img 1</text:p>
      <text:p text:style-name="Standard">[Não contém quantidade significativa de proteínas e fibra alimentar.” |</text:p>
      <text:p text:style-name="Standard">(º) % Valores Diários de Referência com base em uma dicta de 2.000kcal ou 8.400]. Seus valores diários podem ser maiores ou</text:p>
      <text:p text:style-name="Standard">menores dependendo de suas necessidades energéticas./% Valores Diarios de Referencia con base en una dieta de 2,000kcal</text:p>
      <text:p text:style-name="Standard">o 8.400K]. Sus valores diarios pueden ser mayores o menores dependiendo de sus necesidades energéticas.</text:p>
      <text:p text:style-name="Standard">** VD não estabelecido/VD no estabelecido</text:p>
      <text:p text:style-name="Standard"/>
      <text:p text:style-name="Standard">Execution Time: 4.001138925552368</text:p>
      <text:p text:style-name="Standard">---------------------------------------- <text:span text:style-name="T1">10</text:span></text:p>
      <text:p text:style-name="Standard">Informações Nutricionais Qtde.por porção* %VD**</text:p>
      <text:p text:style-name="Standard">Valor energético 127hcal=533k) 6%</text:p>
      <text:p text:style-name="Standard">Carboidratos 209 To</text:p>
      <text:p text:style-name="Standard">Proteínas 379 5%</text:p>
      <text:p text:style-name="Standard">rduras totais 3,8 7%</text:p>
      <text:p text:style-name="Standard">g</text:p>
      <text:p text:style-name="Standard">Gorduras saturadas 1,89 8%</text:p>
      <text:p text:style-name="Standard">rduras trans zero e</text:p>
      <text:p text:style-name="Standard">Go g</text:p>
      <text:p text:style-name="Standard">orduras monoinsaturadas 1,5 “e</text:p>
      <text:p text:style-name="Standard">q</text:p>
      <text:p text:style-name="Standard">uras polinsaturadas 0,5 a</text:p>
      <text:p text:style-name="Standard">pol g</text:p>
      <text:p text:style-name="Standard">Colesterol zero mg 0%</text:p>
      <text:p text:style-name="Standard">Fibra alimentar 109 4%</text:p>
      <text:p text:style-name="Standard">Sódio 210 mg V%</text:p>
      <text:p text:style-name="Standard">* qhValores Diários com base em uma dieta de 2.000 kcal ou 8400 kj. Seus volores diários podem ser</text:p>
      <text:p text:style-name="Standard">maiores ou menores dependendo de suas necessidades energéticas.</text:p>
      <text:p text:style-name="Standard">** (s6)VD não estabelecida.</text:p>
      <text:p text:style-name="Standard"/>
      <text:p text:style-name="Standard">Execution Time: 2.974712610244751</text:p>
      <text:p text:style-name="Standard">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17:26.377824408</meta:creation-date>
    <dc:date>2020-07-22T16:09:25.837594258</dc:date>
    <meta:editing-duration>PT11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83" meta:word-count="861" meta:character-count="5537" meta:non-whitespace-character-count="4858"/>
  </office:meta>
</office:document-meta>
</file>